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33bb4" officeooo:paragraph-rsid="00133bb4"/>
    </style:style>
    <style:style style:name="P2" style:family="paragraph" style:parent-style-name="Text_20_body">
      <style:text-properties officeooo:rsid="00133bb4" officeooo:paragraph-rsid="00133bb4"/>
    </style:style>
    <style:style style:name="P3" style:family="paragraph" style:parent-style-name="Text_20_body">
      <style:text-properties officeooo:rsid="001447ce" officeooo:paragraph-rsid="001447ce"/>
    </style:style>
    <style:style style:name="T1" style:family="text">
      <style:text-properties officeooo:rsid="001447ce"/>
    </style:style>
    <style:style style:name="T2" style:family="text">
      <style:text-properties officeooo:rsid="0014e0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reguntas</text:h>
      <text:p text:style-name="P1">1. ¿Usas habitualmente el transporte público? Si/no</text:p>
      <text:p text:style-name="P1">2. ¿Recicláis en casa?Si/no</text:p>
      <text:p text:style-name="P1">3. Si vives a 5 minutos del cole, ¿vas en coche? Si/no</text:p>
      <text:p text:style-name="P1">4. ¿Dejas luces encendidas al salir de las habitaciones? Si/no</text:p>
      <text:p text:style-name="P1">5. ¿Tiras basura al suelo en la calle? Si/no</text:p>
      <text:p text:style-name="P1">6. ¿Reutilizas objetos como latas o botes? Si/no</text:p>
      <text:p text:style-name="P1">7. ¿Dejas el grifo abierto cuando te lavas los dientes?Si/no</text:p>
      <text:p text:style-name="P1">8. ¿Mientras te enjabonas, cierras la ducha? Si/no</text:p>
      <text:p text:style-name="P1">9. ¿Reciclas papel? Si/no</text:p>
      <text:p text:style-name="P1">10. <text:span text:style-name="T1">¿Tiras al inodoro cosas que no sean papel? Si/no</text:span></text:p>
      <text:p text:style-name="P3">11. ¿Has plantado algún árbol? Si/no</text:p>
      <text:p text:style-name="P3">12. ¿Has tirado basura al mar/rio alguna vez? Si/no</text:p>
      <text:p text:style-name="P3">13. <text:span text:style-name="T2">¿?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05T13:16:39.868000000</dc:date>
    <meta:editing-duration>PT1H14M22S</meta:editing-duration>
    <meta:editing-cycles>2</meta:editing-cycles>
    <meta:generator>LibreOffice/7.3.3.2$Windows_X86_64 LibreOffice_project/d1d0ea68f081ee2800a922cac8f79445e4603348</meta:generator>
    <meta:document-statistic meta:table-count="0" meta:image-count="0" meta:object-count="0" meta:page-count="1" meta:paragraph-count="14" meta:word-count="100" meta:character-count="575" meta:non-whitespace-character-count="489"/>
  </office:meta>
</office:document-meta>
</file>